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center" draw:textarea-vertical-align="middle"/>
    </style:style>
    <style:style style:name="gr2" style:family="graphic" style:parent-style-name="standard">
      <style:graphic-properties draw:fill="solid" draw:fill-color="#0084d1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0099ff" draw:textarea-horizontal-align="center" draw:textarea-vertical-align="middle"/>
    </style:style>
    <style:style style:name="gr5" style:family="graphic" style:parent-style-name="standard">
      <style:graphic-properties draw:fill="solid" draw:fill-color="#00cccc" draw:textarea-horizontal-align="center" draw:textarea-vertical-align="middle"/>
    </style:style>
    <style:style style:name="gr6" style:family="graphic" style:parent-style-name="standard">
      <style:graphic-properties draw:fill="solid" draw:fill-color="#83ca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1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svg:stroke-width="0.05cm" svg:stroke-color="#c5000b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8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231cm"/>
    </style:style>
    <style:style style:name="gr1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line-height="70%" fo:text-align="center"/>
    </style:style>
    <style:style style:name="P5" style:family="paragraph">
      <style:paragraph-properties fo:line-height="70%"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family="Arial" style:font-family-generic="roman" style:font-pitch="variable" fo:font-size="15pt" style:letter-kerning="true" style:font-family-asian="'Microsoft YaHei'" style:font-family-generic-asian="system" style:font-pitch-asian="variable" style:font-size-asian="15pt" style:font-family-complex="Mangal" style:font-family-generic-complex="system" style:font-pitch-complex="variable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rect draw:style-name="gr1" draw:text-style-name="P1" draw:layer="layout" svg:width="15cm" svg:height="0.5cm" svg:x="2.375cm" svg:y="3.462cm">
            <text:p/>
          </draw:rect>
          <draw:rect draw:style-name="gr2" draw:text-style-name="P1" draw:layer="layout" svg:width="9.3cm" svg:height="0.5cm" svg:x="2.375cm" svg:y="3.462cm">
            <text:p/>
          </draw:rect>
        </draw:g>
        <draw:frame draw:style-name="gr3" draw:text-style-name="P1" draw:layer="layout" svg:width="2.826cm" svg:height="1.427cm" svg:x="10.241cm" svg:y="4.805cm">
          <draw:text-box>
            <text:p text:style-name="P1"><text:span text:style-name="T1">Distacco</text:span></text:p>
            <text:p text:style-name="P1"><text:span text:style-name="T1">dell'alluce</text:span></text:p>
          </draw:text-box>
        </draw:frame>
        <draw:frame draw:style-name="gr3" draw:text-style-name="P2" draw:layer="layout" svg:width="2.932cm" svg:height="1.427cm" svg:x="0.741cm" svg:y="4.805cm">
          <draw:text-box>
            <text:p text:style-name="P1"><text:span text:style-name="T1">Impatto </text:span></text:p>
            <text:p text:style-name="P1"><text:span text:style-name="T1">del tallone</text:span></text:p>
          </draw:text-box>
        </draw:frame>
        <draw:frame draw:style-name="gr3" draw:text-style-name="P2" draw:layer="layout" svg:width="4.587cm" svg:height="0.839cm" svg:x="4.21cm" svg:y="2.535cm">
          <draw:text-box>
            <text:p text:style-name="P1"><text:span text:style-name="T1">Fase di appoggio</text:span></text:p>
          </draw:text-box>
        </draw:frame>
        <draw:frame draw:style-name="gr3" draw:text-style-name="P2" draw:layer="layout" svg:width="3.283cm" svg:height="0.839cm" svg:x="12.43cm" svg:y="2.577cm">
          <draw:text-box>
            <text:p text:style-name="P1"><text:span text:style-name="T1">Fase in aria</text:span></text:p>
          </draw:text-box>
        </draw:frame>
        <draw:rect draw:style-name="gr4" draw:text-style-name="P1" draw:layer="layout" svg:width="15cm" svg:height="0.5cm" svg:x="2.41cm" svg:y="11.795cm">
          <text:p/>
        </draw:rect>
        <draw:rect draw:style-name="gr5" draw:text-style-name="P1" draw:layer="layout" svg:width="10.05cm" svg:height="0.5cm" svg:x="2.41cm" svg:y="11.795cm">
          <text:p/>
        </draw:rect>
        <draw:rect draw:style-name="gr6" draw:text-style-name="P1" draw:layer="layout" svg:width="4.05cm" svg:height="0.5cm" svg:x="2.41cm" svg:y="11.795cm">
          <text:p/>
        </draw:rect>
        <draw:frame draw:style-name="gr3" draw:text-style-name="P2" draw:layer="layout" svg:width="2.399cm" svg:height="1.427cm" svg:x="3.005cm" svg:y="10.29cm">
          <draw:text-box>
            <text:p text:style-name="P1"><text:span text:style-name="T2">Fase di </text:span></text:p>
            <text:p text:style-name="P1"><text:span text:style-name="T2">contatto</text:span></text:p>
          </draw:text-box>
        </draw:frame>
        <draw:frame draw:style-name="gr3" draw:text-style-name="P2" draw:layer="layout" svg:width="2.987cm" svg:height="2.015cm" svg:x="7.832cm" svg:y="9.798cm">
          <draw:text-box>
            <text:p text:style-name="P1"><text:span text:style-name="T2">Fase di </text:span></text:p>
            <text:p text:style-name="P1"><text:span text:style-name="T2">Appoggio </text:span></text:p>
            <text:p text:style-name="P1"><text:span text:style-name="T2">intermedio</text:span></text:p>
          </draw:text-box>
        </draw:frame>
        <draw:frame draw:style-name="gr3" draw:text-style-name="P2" draw:layer="layout" svg:width="2.923cm" svg:height="1.427cm" svg:x="13.432cm" svg:y="10.398cm">
          <draw:text-box>
            <text:p text:style-name="P1"><text:span text:style-name="T2">Fase</text:span></text:p>
            <text:p text:style-name="P1"><text:span text:style-name="T2">propulsiva</text:span></text:p>
          </draw:text-box>
        </draw:frame>
        <draw:frame draw:style-name="gr3" draw:text-style-name="P3" draw:layer="layout" svg:width="1.268cm" svg:height="0.839cm" svg:x="1.97cm" svg:y="3.975cm">
          <draw:text-box>
            <text:p text:style-name="P1"><text:span text:style-name="T1">0%</text:span></text:p>
          </draw:text-box>
        </draw:frame>
        <draw:frame draw:style-name="gr3" draw:text-style-name="P3" draw:layer="layout" svg:width="1.565cm" svg:height="0.839cm" svg:x="10.871cm" svg:y="3.976cm">
          <draw:text-box>
            <text:p><text:span text:style-name="T1">62%</text:span></text:p>
          </draw:text-box>
        </draw:frame>
        <draw:frame draw:style-name="gr3" draw:text-style-name="P3" draw:layer="layout" svg:width="1.861cm" svg:height="0.839cm" svg:x="16.372cm" svg:y="3.977cm">
          <draw:text-box>
            <text:p><text:span text:style-name="T1">100%</text:span></text:p>
          </draw:text-box>
        </draw:frame>
        <draw:frame draw:style-name="gr3" draw:text-style-name="P3" draw:layer="layout" svg:width="1.861cm" svg:height="0.839cm" svg:x="16.44cm" svg:y="12.33cm">
          <draw:text-box>
            <text:p><text:span text:style-name="T1">100%</text:span></text:p>
          </draw:text-box>
        </draw:frame>
        <draw:frame draw:style-name="gr3" draw:text-style-name="P2" draw:layer="layout" svg:width="1.268cm" svg:height="0.839cm" svg:x="1.835cm" svg:y="12.43cm">
          <draw:text-box>
            <text:p text:style-name="P1"><text:span text:style-name="T2">0%</text:span></text:p>
          </draw:text-box>
        </draw:frame>
        <draw:frame draw:style-name="gr3" draw:layer="layout" svg:width="1.565cm" svg:height="0.839cm" svg:x="5.635cm" svg:y="12.431cm">
          <draw:text-box>
            <text:p text:style-name="P1"><text:span text:style-name="T1">27%</text:span></text:p>
          </draw:text-box>
        </draw:frame>
        <draw:frame draw:style-name="gr3" draw:text-style-name="P3" draw:layer="layout" svg:width="1.565cm" svg:height="0.839cm" svg:x="11.735cm" svg:y="12.432cm">
          <draw:text-box>
            <text:p><text:span text:style-name="T1">67%</text:span></text:p>
          </draw:text-box>
        </draw:frame>
        <draw:frame draw:style-name="gr3" draw:text-style-name="P1" draw:layer="layout" svg:width="2.932cm" svg:height="1.427cm" svg:x="1cm" svg:y="13.065cm">
          <draw:text-box>
            <text:p text:style-name="P1"><text:span text:style-name="T1">Impatto </text:span></text:p>
            <text:p text:style-name="P1"><text:span text:style-name="T1">del tallone</text:span></text:p>
          </draw:text-box>
        </draw:frame>
        <draw:frame draw:style-name="gr3" draw:text-style-name="P2" draw:layer="layout" svg:width="2.826cm" svg:height="1.427cm" svg:x="16.005cm" svg:y="13.065cm">
          <draw:text-box>
            <text:p text:style-name="P1"><text:span text:style-name="T1">Distacco</text:span></text:p>
            <text:p text:style-name="P1"><text:span text:style-name="T1">dell'alluce</text:span></text:p>
          </draw:text-box>
        </draw:frame>
        <draw:frame draw:style-name="gr3" draw:text-style-name="P2" draw:layer="layout" svg:width="2.75cm" svg:height="1.427cm" svg:x="5.1cm" svg:y="13.065cm">
          <draw:text-box>
            <text:p text:style-name="P1"><text:span text:style-name="T1">Appoggio</text:span></text:p>
            <text:p text:style-name="P1"><text:span text:style-name="T2">plantare</text:span></text:p>
          </draw:text-box>
        </draw:frame>
        <draw:frame draw:style-name="gr3" draw:text-style-name="P2" draw:layer="layout" svg:width="2.932cm" svg:height="1.427cm" svg:x="11.127cm" svg:y="13.065cm">
          <draw:text-box>
            <text:p text:style-name="P1"><text:span text:style-name="T1">Distacco</text:span></text:p>
            <text:p text:style-name="P1"><text:span text:style-name="T1">del tallone</text:span></text:p>
          </draw:text-box>
        </draw:frame>
        <draw:g>
          <draw:g>
            <draw:rect draw:style-name="gr1" draw:text-style-name="P1" draw:layer="layout" svg:width="7.453cm" svg:height="0.5cm" svg:x="7.931cm" svg:y="20.65cm">
              <text:p/>
            </draw:rect>
            <draw:rect draw:style-name="gr2" draw:text-style-name="P1" draw:layer="layout" svg:width="4.621cm" svg:height="0.5cm" svg:x="7.931cm" svg:y="20.65cm">
              <text:p/>
            </draw:rect>
            <draw:rect draw:style-name="gr1" draw:text-style-name="P1" draw:layer="layout" svg:width="2.832cm" svg:height="0.5cm" svg:x="5.099cm" svg:y="20.65cm">
              <text:p/>
            </draw:rect>
          </draw:g>
          <draw:g>
            <draw:rect draw:style-name="gr2" draw:text-style-name="P1" draw:layer="layout" svg:width="4.621cm" svg:height="0.5cm" svg:x="15.384cm" svg:y="20.65cm">
              <text:p/>
            </draw:rect>
          </draw:g>
        </draw:g>
        <draw:g>
          <draw:rect draw:style-name="gr1" draw:text-style-name="P1" draw:layer="layout" svg:width="7.453cm" svg:height="0.5cm" svg:x="4.205cm" svg:y="23.65cm">
            <text:p/>
          </draw:rect>
          <draw:rect draw:style-name="gr2" draw:text-style-name="P1" draw:layer="layout" svg:width="4.621cm" svg:height="0.5cm" svg:x="4.205cm" svg:y="23.65cm">
            <text:p/>
          </draw:rect>
        </draw:g>
        <draw:g>
          <draw:rect draw:style-name="gr1" draw:text-style-name="P1" draw:layer="layout" svg:width="7.453cm" svg:height="0.5cm" svg:x="11.658cm" svg:y="23.65cm">
            <text:p/>
          </draw:rect>
          <draw:rect draw:style-name="gr2" draw:text-style-name="P1" draw:layer="layout" svg:width="4.621cm" svg:height="0.5cm" svg:x="11.658cm" svg:y="23.65cm">
            <text:p/>
          </draw:rect>
        </draw:g>
        <draw:frame draw:style-name="gr7" draw:text-style-name="P2" draw:layer="layout" svg:width="1.865cm" svg:height="1.427cm" svg:x="13.005cm" svg:y="19.203cm">
          <draw:text-box>
            <text:p text:style-name="P1"><text:span text:style-name="T1">Fase </text:span></text:p>
            <text:p text:style-name="P1"><text:span text:style-name="T1">aerea</text:span></text:p>
          </draw:text-box>
        </draw:frame>
        <draw:frame draw:style-name="gr3" draw:text-style-name="P2" draw:layer="layout" svg:width="2.932cm" svg:height="1.427cm" svg:x="15.841cm" svg:y="4.806cm">
          <draw:text-box>
            <text:p text:style-name="P1"><text:span text:style-name="T1">Impatto </text:span></text:p>
            <text:p text:style-name="P1"><text:span text:style-name="T1">del tallone</text:span></text:p>
          </draw:text-box>
        </draw:frame>
        <draw:frame draw:style-name="gr3" draw:text-style-name="P2" draw:layer="layout" svg:width="2.75cm" svg:height="1.427cm" svg:x="15.93cm" svg:y="19.203cm">
          <draw:text-box>
            <text:p text:style-name="P1"><text:span text:style-name="T1">Fase di</text:span></text:p>
            <text:p text:style-name="P1"><text:span text:style-name="T1">Appoggio</text:span></text:p>
          </draw:text-box>
        </draw:frame>
        <draw:line draw:style-name="gr8" draw:text-style-name="P1" draw:layer="layout" svg:x1="7.93cm" svg:y1="21.18cm" svg:x2="7.93cm" svg:y2="25.18cm">
          <text:p/>
        </draw:line>
        <draw:line draw:style-name="gr8" draw:text-style-name="P1" xml:id="id1" draw:id="id1" draw:layer="layout" svg:x1="4.23cm" svg:y1="24.18cm" svg:x2="4.23cm" svg:y2="25.18cm">
          <text:p/>
        </draw:line>
        <draw:connector draw:style-name="gr9" draw:text-style-name="P1" draw:layer="layout" draw:type="line" svg:x1="4.23cm" svg:y1="25.18cm" svg:x2="7.93cm" svg:y2="25.22cm" draw:start-shape="id1" draw:start-glue-point="2" draw:end-shape="id2" draw:end-glue-point="2" svg:d="m4230 25180 3700 40">
          <text:p/>
        </draw:connector>
        <draw:frame draw:style-name="gr10" draw:text-style-name="P3" draw:layer="layout" svg:width="3.889cm" svg:height="0.839cm" svg:x="4.375cm" svg:y="25.356cm">
          <draw:text-box>
            <text:p><text:span text:style-name="T1">Passo destro</text:span></text:p>
          </draw:text-box>
        </draw:frame>
        <draw:frame draw:style-name="gr3" draw:text-style-name="P3" draw:layer="layout" svg:width="3.698cm" svg:height="0.839cm" svg:x="1.4cm" svg:y="20.515cm">
          <draw:text-box>
            <text:p><text:span text:style-name="T1">Piede sinistro</text:span></text:p>
          </draw:text-box>
        </draw:frame>
        <draw:frame draw:style-name="gr3" draw:text-style-name="P3" draw:layer="layout" svg:width="3.491cm" svg:height="0.839cm" svg:x="0.8cm" svg:y="23.416cm">
          <draw:text-box>
            <text:p><text:span text:style-name="T1">Piede destro</text:span></text:p>
          </draw:text-box>
        </draw:frame>
        <draw:frame draw:style-name="gr11" draw:text-style-name="P3" draw:layer="layout" svg:width="4.731cm" svg:height="0.839cm" svg:x="7.885cm" svg:y="25.36cm">
          <draw:text-box>
            <text:p><text:span text:style-name="T1">Passo sinistro</text:span></text:p>
          </draw:text-box>
        </draw:frame>
        <draw:line draw:style-name="gr8" draw:text-style-name="P1" xml:id="id3" draw:id="id3" draw:layer="layout" svg:x1="5.13cm" svg:y1="19.68cm" svg:x2="5.13cm" svg:y2="20.68cm">
          <text:p/>
        </draw:line>
        <draw:line draw:style-name="gr8" draw:text-style-name="P1" xml:id="id4" draw:id="id4" draw:layer="layout" svg:x1="12.53cm" svg:y1="19.68cm" svg:x2="12.53cm" svg:y2="20.68cm">
          <text:p/>
        </draw:line>
        <draw:connector draw:style-name="gr12" draw:text-style-name="P1" draw:layer="layout" draw:type="line" svg:x1="5.13cm" svg:y1="20.18cm" svg:x2="12.53cm" svg:y2="20.18cm" draw:start-shape="id3" draw:start-glue-point="1" draw:end-shape="id4" draw:end-glue-point="1" svg:d="m5130 20180h7400">
          <text:p/>
        </draw:connector>
        <draw:frame draw:style-name="gr3" draw:text-style-name="P3" draw:layer="layout" svg:width="5.15cm" svg:height="0.839cm" svg:x="6.092cm" svg:y="19.376cm">
          <draw:text-box>
            <text:p><text:span text:style-name="T1">Falcata ( andatura )</text:span></text:p>
          </draw:text-box>
        </draw:frame>
        <draw:connector draw:style-name="gr9" draw:text-style-name="P1" xml:id="id2" draw:id="id2" draw:layer="layout" draw:type="line" svg:x1="7.93cm" svg:y1="25.22cm" svg:x2="11.67cm" svg:y2="25.22cm" svg:d="m7930 25220h3740">
          <text:p/>
        </draw:connector>
        <draw:line draw:style-name="gr8" draw:text-style-name="P1" draw:layer="layout" svg:x1="11.63cm" svg:y1="21.18cm" svg:x2="11.63cm" svg:y2="25.18cm">
          <text:p/>
        </draw:line>
        <draw:line draw:style-name="gr8" draw:text-style-name="P1" draw:layer="layout" svg:x1="8.82cm" svg:y1="21.12cm" svg:x2="8.82cm" svg:y2="23.66cm">
          <text:p/>
        </draw:line>
        <draw:line draw:style-name="gr8" draw:text-style-name="P1" draw:layer="layout" svg:x1="12.52cm" svg:y1="21.12cm" svg:x2="12.52cm" svg:y2="23.66cm">
          <text:p/>
        </draw:line>
        <draw:frame draw:style-name="gr7" draw:text-style-name="P5" draw:layer="layout" svg:width="2.87cm" svg:height="1.25cm" draw:transform="rotate (1.5707963267946) translate (7.742cm 23.745cm)">
          <draw:text-box>
            <text:p text:style-name="P4"><text:span text:style-name="T1">Doppio</text:span></text:p>
            <text:p text:style-name="P4"><text:span text:style-name="T1">supporto</text:span></text:p>
          </draw:text-box>
        </draw:frame>
        <draw:frame draw:style-name="gr7" draw:text-style-name="P5" draw:layer="layout" svg:width="2.87cm" svg:height="1.25cm" draw:transform="rotate (1.5707963267946) translate (11.442cm 23.745cm)">
          <draw:text-box>
            <text:p text:style-name="P4"><text:span text:style-name="T1">Doppio</text:span></text:p>
            <text:p text:style-name="P4"><text:span text:style-name="T1">suppor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2pt" fo:language="it" fo:country="IT" style:letter-kerning="true" style:font-family-asian="SimSun, 宋体" style:font-pitch-asian="variable" style:font-size-asian="12pt" style:language-asian="hi" style:country-asian="IN" style:font-family-complex="'Times New Roman'" style:font-family-generic-complex="roman" style:font-pitch-complex="variable" style:font-size-complex="12pt" style:language-complex="hi" style:country-complex="IN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udu </meta:initial-creator>
    <meta:creation-date>2011-05-14T10:15:49.71</meta:creation-date>
    <dc:date>2011-05-14T18:51:20.12</dc:date>
    <dc:creator>dudu </dc:creator>
    <meta:editing-duration>PT7H40M19S</meta:editing-duration>
    <meta:editing-cycles>6</meta:editing-cycles>
    <meta:generator>OpenOffice.org/3.3$Win32 OpenOffice.org_project/330m20$Build-9567</meta:generator>
    <meta:document-statistic meta:object-count="57"/>
  </office:meta>
</office:document-meta>
</file>